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9299in" table:align="center"/>
    </style:style>
    <style:style style:name="Table1.A" style:family="table-column">
      <style:table-column-properties style:column-width="0.3208in"/>
    </style:style>
    <style:style style:name="Table1.B" style:family="table-column">
      <style:table-column-properties style:column-width="0.3215in"/>
    </style:style>
    <style:style style:name="Table1.F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9pt" style:font-size-asian="9pt" style:font-size-complex="9pt"/>
    </style:style>
    <style:style style:name="gr1" style:family="graphic">
      <style:graphic-properties draw:stroke="solid" svg:stroke-width="0.02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hatch" draw:fill-hatch-name="Black_20_45_20_Degre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ff0000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fill="solid" draw:fill-color="#77216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Ultrafine_20_Dashed" svg:stroke-color="#0000ff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Ultrafine_20_Dashed" svg:stroke-width="0.0098in" draw:marker-end="Arrowheads_20_3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Ultrafine_20_Dashed" svg:stroke-color="#000000" draw:fill="none" draw:fill-color="#ffffff" fo:min-height="0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Ultrafine_20_Dashed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Ultrafine_20_Dashed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Ultrafine_20_Dashed" svg:stroke-color="#000000" draw:fill="none" draw:fill-color="#ffffff" fo:min-height="0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stroke-dash="Ultrafine_20_Dashed" svg:stroke-color="#000000" draw:fill="none" draw:fill-color="#ffffff" fo:min-height="0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Ultrafine_20_Dashed" svg:stroke-color="#000000" draw:fill="none" draw:fill-color="#ffffff" fo:min-height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Ultrafine_20_Dashed" svg:stroke-width="0.0098in" draw:marker-end="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stroke-dash="Ultrafine_20_Dashed" svg:stroke-color="#000000" draw:fill="none" draw:fill-color="#ffffff" fo:min-height="0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stroke-dash="Ultrafine_20_Dashed" svg:stroke-color="#000000" draw:fill="none" draw:fill-color="#ffffff" fo:min-height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text:anchor-type="paragraph" draw:z-index="1" draw:style-name="gr2" svg:width="0.3976in" svg:height="1.9051in" svg:x="2.3563in" svg:y="0.5016in"><draw:text-box><text:p><text:span text:style-name="T3">7</text:span></text:p><text:p><text:span text:style-name="T3">6</text:span></text:p><text:p><text:span text:style-name="T3">5</text:span></text:p><text:p><text:span text:style-name="T3">4</text:span></text:p><text:p><text:span text:style-name="T3">3</text:span></text:p><text:p><text:span text:style-name="T3">2</text:span></text:p><text:p><text:span text:style-name="T3">1</text:span></text:p><text:p/></draw:text-box></draw:frame><draw:rect text:anchor-type="paragraph" draw:z-index="2" draw:style-name="gr3" draw:text-style-name="P1" svg:width="0.3276in" svg:height="0.2843in" svg:x="3.1492in" svg:y="0.4626in"><text:p/></draw:rect><draw:rect text:anchor-type="paragraph" draw:z-index="3" draw:style-name="gr3" draw:text-style-name="P1" svg:width="0.3276in" svg:height="0.2661in" svg:x="2.822in" svg:y="0.4626in"><text:p/></draw:rect><draw:line text:anchor-type="paragraph" draw:z-index="5" draw:style-name="gr5" draw:text-style-name="P1" svg:x1="2.25in" svg:y1="0.8728in" svg:x2="4.7543in" svg:y2="0.8681in"><text:p/></draw:line><draw:line text:anchor-type="paragraph" draw:z-index="10" draw:style-name="gr9" draw:text-style-name="P1" svg:x1="3.3055in" svg:y1="1.1165in" svg:x2="3.3701in" svg:y2="1.1165in"><text:p/></draw:line><draw:frame text:anchor-type="paragraph" draw:z-index="11" draw:style-name="gr10" draw:text-style-name="P2" svg:width="0.4406in" svg:height="0.2642in" svg:x="0.2543in" svg:y="1.372in"><draw:text-box><text:p><text:span text:style-name="T1">(x</text:span><text:span text:style-name="T2">k</text:span><text:span text:style-name="T1">,y_k-1/2</text:span></text:p></draw:text-box></draw:frame><draw:frame text:anchor-type="paragraph" draw:z-index="17" draw:style-name="gr15" draw:text-style-name="P3" svg:width="0.7177in" svg:height="0.1449in" svg:x="3.4717in" svg:y="1.7854in"><draw:text-box><text:p><text:span text:style-name="T5">inside</text:span></text:p></draw:text-box></draw:frame><text:tab/><text:tab/><text:tab/><text:tab/><text:tab/><text:tab/><text:tab/><text:tab/><text:tab/><text:tab/><text:tab/><text:tab/><text:tab/><text:tab/><text:tab/><text:span text:style-name="T1">(x</text:span><text:span text:style-name="T2">k+2</text:span>,<text:span text:style-name="T1">y</text:span><text:span text:style-name="T2">k</text:span>-<text:span text:style-name="T1">1/2)</text:span><text:tab/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Table_20_Contents"><draw:ellipse text:anchor-type="paragraph" draw:z-index="0" draw:style-name="gr1" draw:text-style-name="P1" svg:width="3.6961in" svg:height="3.3807in" svg:x="-1.8098in" svg:y="0.2335in"><text:p/></draw:ellipse><draw:custom-shape text:anchor-type="paragraph" draw:z-index="4" draw:style-name="gr4" draw:text-style-name="P1" svg:width="0.0606in" svg:height="0.0768in" svg:x="0.7146in" svg:y="0.240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ellipse text:anchor-type="paragraph" draw:z-index="7" draw:style-name="gr6" draw:text-style-name="P1" svg:width="0.0795in" svg:height="0.0748in" svg:x="0.2465in" svg:y="0.2083in"><text:p/></draw:ellipse><draw:frame text:anchor-type="paragraph" draw:z-index="12" draw:style-name="gr11" svg:width="0.5559in" svg:height="0.2224in" svg:x="0.9043in" svg:y="1.111in"><draw:text-box><text:p><text:span text:style-name="T1">(x</text:span><text:span text:style-name="T2">k</text:span><text:span text:style-name="T4">,</text:span><text:span text:style-name="T1">y</text:span><text:span text:style-name="T2">k</text:span><text:span text:style-name="T4">-</text:span><text:span text:style-name="T1">1/2)</text:span></text:p></draw:text-box></draw:frame><draw:rect text:anchor-type="paragraph" draw:z-index="13" draw:style-name="gr3" draw:text-style-name="P1" svg:width="0.3205in" svg:height="0.2634in" svg:x="0.9181in" svg:y="0.2409in"><text:p/></draw:rect><draw:frame text:anchor-type="paragraph" draw:z-index="14" draw:style-name="gr12" svg:width="0.7594in" svg:height="0.1925in" svg:x="-0.6193in" svg:y="0.7102in"><draw:text-box><text:p><text:span text:style-name="T1">(x</text:span><text:span text:style-name="T2">k</text:span><text:span text:style-name="T4">,</text:span><text:span text:style-name="T1">y</text:span><text:span text:style-name="T2">k</text:span><text:span text:style-name="T1">)</text:span></text:p></draw:text-box></draw:frame><draw:frame text:anchor-type="paragraph" draw:z-index="16" draw:style-name="gr14" svg:width="0.1661in" svg:height="0.113in" svg:x="0.7984in" svg:y="0.2484in"><draw:text-box><text:p><text:span text:style-name="T1">d</text:span><text:span text:style-name="T2">2</text:span></text:p></draw:text-box></draw:frame><draw:frame text:anchor-type="paragraph" draw:z-index="19" draw:style-name="gr17" draw:text-style-name="P3" svg:width="0.5421in" svg:height="0.1449in" svg:x="2.0563in" svg:y="0.6126in"><draw:text-box><text:p><text:span text:style-name="T5">outside</text:span></text:p></draw:text-box></draw:frame><draw:frame text:anchor-type="paragraph" draw:z-index="20" draw:style-name="gr18" svg:width="0.7823in" svg:height="0.1925in" svg:x="2.0146in" svg:y="0.4417in"><draw:text-box><text:p><text:span text:style-name="T1">(x</text:span><text:span text:style-name="T2">k+2</text:span><text:span text:style-name="T4">,</text:span><text:span text:style-name="T1">y</text:span><text:span text:style-name="T2">k</text:span><text:span text:style-name="T4">-</text:span><text:span text:style-name="T1">1/2)</text:span><text:span text:style-name="T4"><text:tab/></text:span></text:p></draw:text-box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line text:anchor-type="paragraph" draw:z-index="8" draw:style-name="gr7" draw:text-style-name="P1" svg:x1="-0.4339in" svg:y1="0.5138in" svg:x2="0.2181in" svg:y2="0.0417in"><text:p/></draw:line><draw:line text:anchor-type="paragraph" draw:z-index="9" draw:style-name="gr8" draw:text-style-name="P1" svg:x1="1.0291in" svg:y1="0.865in" svg:x2="0.6173in" svg:y2="0.0984in"><text:p/></draw:line><draw:line text:anchor-type="paragraph" draw:z-index="18" draw:style-name="gr16" draw:text-style-name="P1" svg:x1="1.9819in" svg:y1="0.4083in" svg:x2="0.9181in" svg:y2="0.0937in"><text:p/></draw:line></text:p>
          </table:table-cell>
          <table:table-cell table:style-name="Table1.A2" office:value-type="string">
            <text:p text:style-name="Table_20_Contents"><draw:custom-shape text:anchor-type="paragraph" draw:z-index="6" draw:style-name="gr4" draw:text-style-name="P1" svg:width="0.0579in" svg:height="0.1512in" svg:x="0.1827in" svg:y="0.0602in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5" draw:style-name="gr13" svg:width="0.1717in" svg:height="0.1177in" svg:x="0.0925in" svg:y="0.0937in"><draw:text-box><text:p><text:span text:style-name="T1">d</text:span><text:span text:style-name="T2">1</text:span>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><text:tab/><text:tab/><text:tab/><text:tab/><text:tab/>0 <text:s text:c="3"/>1 <text:s text:c="5"/>2 <text:s text:c="4"/>3 <text:s text:c="5"/>4 <text:s text:c="5"/>5 <text:s text:c="4"/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0402in" draw:rotation="450"/>
    <draw:marker draw:name="Arrowheads_20_1" draw:display-name="Arrowheads 1" svg:viewBox="0 0 1131 902" svg:d="m564 0-564 902h1131z"/>
    <draw:marker draw:name="Arrowheads_20_3" draw:display-name="Arrowheads 3" svg:viewBox="0 0 20 30" svg:d="m10 0-10 30h20z"/>
    <draw:marker draw:name="Arrowheads_20_4" draw:display-name="Arrowheads 4" svg:viewBox="0 0 1131 1580" svg:d="m1013 1491 118 89-567-1580-564 1580 114-85 136-68 148-46 161-17 161 13 153 46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draw:marker draw:name="Arrowheads_20_6" draw:display-name="Arrowheads 6" svg:viewBox="0 0 1131 1131" svg:d="m0 564 564 567 567-567-567-564z"/>
    <draw:marker draw:name="Arrowheads_20_7" draw:display-name="Arrowheads 7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s_20_8" draw:display-name="Arrowheads 8" svg:viewBox="0 0 4176 5800" svg:d="m1500 0 1500 3000h-3000zm-1500 3447-1176 2353h2353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14:56:43</meta:creation-date>
    <dc:date>2014-01-20T23:04:11</dc:date>
    <meta:editing-duration>PT5M51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2" meta:word-count="8" meta:character-count="73" meta:non-whitespace-character-count="20"/>
  </office:meta>
</office:document-meta>
</file>